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3.3484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1 distanceAlgorithm PROBABILITY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1,4,6,</text:p>
          </table:table-cell>
          <table:table-cell office:value-type="string">
            <text:p>a,c,ao,ap,1,</text:p>
          </table:table-cell>
          <table:table-cell office:value-type="string">
            <text:p>a,c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6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2.2448979591837">
            <text:p>12.24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8,1,4,6,</text:p>
          </table:table-cell>
          <table:table-cell office:value-type="string">
            <text:p>a,c,ai,ao,ap,1,</text:p>
          </table:table-cell>
          <table:table-cell office:value-type="string">
            <text:p>a,c,ai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1,4,6,</text:p>
          </table:table-cell>
          <table:table-cell office:value-type="string">
            <text:p>a,c,ao,ap,1,</text:p>
          </table:table-cell>
          <table:table-cell office:value-type="string">
            <text:p>a,c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1,4,6,</text:p>
          </table:table-cell>
          <table:table-cell office:value-type="string">
            <text:p>a,c,ao,ap,1,</text:p>
          </table:table-cell>
          <table:table-cell office:value-type="string">
            <text:p>a,c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1,4,6,</text:p>
          </table:table-cell>
          <table:table-cell office:value-type="string">
            <text:p>a,c,ao,ap,1,</text:p>
          </table:table-cell>
          <table:table-cell office:value-type="string">
            <text:p>a,c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1,4,6,</text:p>
          </table:table-cell>
          <table:table-cell office:value-type="string">
            <text:p>a,c,ao,ap,1,</text:p>
          </table:table-cell>
          <table:table-cell office:value-type="string">
            <text:p>a,c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1,4,6,</text:p>
          </table:table-cell>
          <table:table-cell office:value-type="string">
            <text:p>a,c,ao,ap,1,</text:p>
          </table:table-cell>
          <table:table-cell office:value-type="string">
            <text:p>a,c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1,4,6,</text:p>
          </table:table-cell>
          <table:table-cell office:value-type="string">
            <text:p>a,c,ao,ap,1,</text:p>
          </table:table-cell>
          <table:table-cell office:value-type="string">
            <text:p>a,c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1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2.8571428571429">
            <text:p>42.86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1,4,6,</text:p>
          </table:table-cell>
          <table:table-cell office:value-type="string">
            <text:p>a,c,ao,ap,1,</text:p>
          </table:table-cell>
          <table:table-cell office:value-type="string">
            <text:p>a,c,ao,ap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t,v,x,y,7,aa,ac,11,ad,ae,3,ah,ai,aj,ao,ap,8,1,4,6,</text:p>
          </table:table-cell>
          <table:table-cell office:value-type="string">
            <text:p>a,c,ao,ap,1,</text:p>
          </table:table-cell>
          <table:table-cell office:value-type="string">
            <text:p>a,c,ao,ap,1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1 distanceAlgorithm PROBABILITY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f,h,l,m,n,9,s,y,7,aa,11,ad,ae,ah,ak,al,am,an,ap,2,</text:p>
          </table:table-cell>
          <table:table-cell office:value-type="string">
            <text:p>m,n,ap,</text:p>
          </table:table-cell>
          <table:table-cell office:value-type="string">
            <text:p>m,n,ap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28:02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